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a" fo:country="DK"/>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ema 2 lærte vi at redigere og behandle billeder og videoer i adobe Photoshop og Premiere pro. Derudover lærte vi grundlæggende redskaber til at interviewe og gøre en video spændende. Derudover fik vi uddybet vores viden og brug af HTML og CSS, som vi havde erhvervet en grundlæggende forståelse for i tema 1.</text:p>
      <text:p text:style-name="P1"/>
      <text:p text:style-name="P1">Under tema 2 fik vi til opgave at lave et videointerview med en person med en passion.</text:p>
      <text:p text:style-name="P1"/>
      <text:p text:style-name="P1"/>
      <text:p text:style-name="P1">Tema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ers K</meta:initial-creator>
    <meta:creation-date>2019-01-08T14:19:05.37</meta:creation-date>
    <dc:date>2019-01-08T23:26:30.13</dc:date>
    <dc:creator>Anders K</dc:creator>
    <meta:editing-duration>PT9H7M25S</meta:editing-duration>
    <meta:editing-cycles>2</meta:editing-cycles>
    <meta:generator>OpenOffice/4.1.5$Win32 OpenOffice.org_project/415m1$Build-9789</meta:generator>
    <meta:document-statistic meta:table-count="0" meta:image-count="0" meta:object-count="0" meta:page-count="1" meta:paragraph-count="3" meta:word-count="73" meta:character-count="403"/>
  </office:meta>
</office:document-meta>
</file>